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sine" svg:font-family="Cousin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P1" style:family="paragraph" style:parent-style-name="Heading_20_4">
      <style:paragraph-properties fo:text-align="justify" style:justify-single-word="false"/>
      <style:text-properties style:font-name="Cousine" fo:font-size="14pt" officeooo:rsid="001453ef" officeooo:paragraph-rsid="001453ef" style:font-size-asian="14pt" style:font-size-complex="14pt"/>
    </style:style>
    <style:style style:name="P2" style:family="paragraph" style:parent-style-name="Standard">
      <style:paragraph-properties fo:text-align="justify" style:justify-single-word="false"/>
      <style:text-properties style:font-name="Cousine" fo:font-size="14pt" officeooo:rsid="001453ef" officeooo:paragraph-rsid="001453ef" style:font-size-asian="14pt" style:font-size-complex="14pt"/>
    </style:style>
    <style:style style:name="P3" style:family="paragraph" style:parent-style-name="Heading_20_4">
      <style:paragraph-properties fo:text-align="justify" style:justify-single-word="false"/>
      <style:text-properties style:font-name="Cousine" fo:font-size="14pt" style:font-size-asian="14pt" style:font-size-complex="14pt"/>
    </style:style>
    <style:style style:name="P4" style:family="paragraph" style:parent-style-name="Heading_20_5">
      <style:paragraph-properties fo:text-align="justify" style:justify-single-word="false"/>
      <style:text-properties style:font-name="Cousine" fo:font-size="14pt" style:font-size-asian="14pt" style:font-size-complex="14pt"/>
    </style:style>
    <style:style style:name="P5" style:family="paragraph" style:parent-style-name="Text_20_body">
      <style:paragraph-properties fo:text-align="justify" style:justify-single-word="false"/>
      <style:text-properties style:font-name="Cousine" fo:font-size="14pt" style:font-size-asian="14pt" style:font-size-complex="14pt"/>
    </style:style>
    <style:style style:name="P6" style:family="paragraph" style:parent-style-name="Text_20_body">
      <style:paragraph-properties fo:margin-left="1cm" fo:margin-right="1cm" fo:text-align="justify" style:justify-single-word="false" fo:text-indent="0cm" style:auto-text-indent="false"/>
      <style:text-properties style:font-name="Cousine" fo:font-size="14pt" style:font-size-asian="14pt" style:font-size-complex="14pt"/>
    </style:style>
    <style:style style:name="P7" style:family="paragraph" style:parent-style-name="Standard">
      <style:paragraph-properties fo:text-align="justify" style:justify-single-word="false"/>
      <style:text-properties style:font-name="Cousine" fo:font-size="14pt" fo:font-weight="bold" officeooo:rsid="004678a3" officeooo:paragraph-rsid="001453ef" style:font-size-asian="14pt" style:font-weight-asian="bold" style:font-size-complex="14pt"/>
    </style:style>
    <style:style style:name="P8" style:family="paragraph" style:parent-style-name="Standard">
      <style:paragraph-properties fo:text-align="justify" style:justify-single-word="false"/>
      <style:text-properties style:font-name="Cousine" fo:font-size="14pt" fo:font-weight="bold" officeooo:rsid="001453ef" officeooo:paragraph-rsid="001453ef" style:font-size-asian="14pt" style:font-weight-asian="bold" style:font-size-complex="14pt"/>
    </style:style>
    <style:style style:name="P9" style:family="paragraph" style:parent-style-name="Standard">
      <style:paragraph-properties fo:text-align="justify" style:justify-single-word="false"/>
      <style:text-properties style:font-name="Cousine" fo:font-size="14pt" fo:font-weight="bold" officeooo:paragraph-rsid="001453ef" style:font-size-asian="14pt" style:font-weight-asian="bold" style:font-size-complex="14pt"/>
    </style:style>
    <style:style style:name="P10" style:family="paragraph" style:parent-style-name="Standard">
      <style:paragraph-properties fo:text-align="justify" style:justify-single-word="false"/>
      <style:text-properties style:font-name="Cousine" fo:font-size="16pt" fo:font-weight="bold" officeooo:rsid="006550bd" officeooo:paragraph-rsid="001f6516" style:font-size-asian="16pt" style:font-weight-asian="bold" style:font-size-complex="16pt" style:font-weight-complex="bold"/>
    </style:style>
    <style:style style:name="P11" style:family="paragraph" style:parent-style-name="Text_20_body">
      <style:paragraph-properties fo:text-align="justify" style:justify-single-word="false"/>
      <style:text-properties style:font-name="Cousine" fo:font-size="16pt" fo:font-weight="bold" officeooo:rsid="006a77a2" officeooo:paragraph-rsid="001f6516" style:font-size-asian="16pt" style:font-weight-asian="bold" style:font-size-complex="16pt" style:font-weight-complex="bold"/>
    </style:style>
    <style:style style:name="P12" style:family="paragraph" style:parent-style-name="Standard">
      <style:paragraph-properties fo:text-align="justify" style:justify-single-word="false"/>
      <style:text-properties style:font-name="Cousine" fo:font-size="12pt" fo:font-weight="normal" officeooo:rsid="006550bd" officeooo:paragraph-rsid="001f6516" style:font-size-asian="12pt" style:font-weight-asian="normal" style:font-size-complex="12pt" style:font-weight-complex="normal"/>
    </style:style>
    <style:style style:name="P13" style:family="paragraph" style:parent-style-name="Text_20_body">
      <style:paragraph-properties fo:text-align="justify" style:justify-single-word="false"/>
      <style:text-properties style:font-name="Cousine" fo:font-size="12pt" fo:font-weight="normal" officeooo:rsid="006b74ef" officeooo:paragraph-rsid="001f6516" style:font-size-asian="12pt" style:font-weight-asian="normal" style:font-size-complex="12pt" style:font-weight-complex="normal"/>
    </style:style>
    <style:style style:name="P14" style:family="paragraph" style:parent-style-name="Text_20_body">
      <style:paragraph-properties fo:text-align="justify" style:justify-single-word="false"/>
      <style:text-properties style:font-name="Cousine" fo:font-size="12pt" fo:font-weight="normal" officeooo:paragraph-rsid="001f6516" style:font-size-asian="12pt" style:font-weight-asian="normal" style:font-size-complex="12pt" style:font-weight-complex="normal"/>
    </style:style>
    <style:style style:name="P15" style:family="paragraph" style:parent-style-name="Text_20_body">
      <style:paragraph-properties fo:text-align="justify" style:justify-single-word="false"/>
      <style:text-properties style:font-name="Verdana" fo:font-weight="normal" officeooo:paragraph-rsid="001f6516" style:font-weight-asian="normal" style:font-weight-complex="normal"/>
    </style:style>
    <style:style style:name="P16" style:family="paragraph" style:parent-style-name="Standard">
      <style:paragraph-properties fo:text-align="justify" style:justify-single-word="false"/>
      <style:text-properties style:font-name="Verdana" fo:font-weight="normal" officeooo:paragraph-rsid="001f6516" style:font-weight-asian="normal" style:font-weight-complex="normal"/>
    </style:style>
    <style:style style:name="P17" style:family="paragraph" style:parent-style-name="Text_20_body">
      <style:text-properties style:font-name="Verdana" fo:font-size="12pt" fo:font-weight="normal" officeooo:rsid="006550bd" officeooo:paragraph-rsid="001f6516"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style:font-name="Verdana" fo:font-size="12pt" fo:font-weight="normal" officeooo:rsid="006550bd" officeooo:paragraph-rsid="001f6516"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Verdana" fo:font-size="12pt" fo:font-weight="normal" officeooo:rsid="006550bd" officeooo:paragraph-rsid="001f6516" style:font-size-asian="12pt" style:font-weight-asian="normal" style:font-size-complex="12pt" style:font-weight-complex="normal"/>
    </style:style>
    <style:style style:name="P20" style:family="paragraph" style:parent-style-name="Text_20_body">
      <style:paragraph-properties fo:text-align="justify" style:justify-single-word="false"/>
      <style:text-properties style:font-name="Verdana" fo:font-size="12pt" fo:font-weight="normal" officeooo:rsid="0068becd" officeooo:paragraph-rsid="001f6516" style:font-size-asian="12pt" style:font-weight-asian="normal" style:font-size-complex="12pt" style:font-weight-complex="normal"/>
    </style:style>
    <style:style style:name="P21" style:family="paragraph" style:parent-style-name="Standard" style:list-style-name="WWNum3">
      <style:paragraph-properties fo:margin-left="1.27cm" fo:margin-right="0cm" fo:text-align="justify" style:justify-single-word="false" fo:text-indent="-0.635cm" style:auto-text-indent="false"/>
      <style:text-properties style:font-name="Cousine" fo:font-size="14pt" fo:font-weight="normal" officeooo:paragraph-rsid="001453ef" style:font-size-asian="14pt" style:font-weight-asian="normal" style:font-size-complex="14pt" style:font-weight-complex="normal"/>
    </style:style>
    <style:style style:name="P22" style:family="paragraph" style:parent-style-name="Standard" style:list-style-name="WWNum3">
      <style:paragraph-properties fo:margin-left="2.54cm" fo:margin-right="0cm" fo:text-align="justify" style:justify-single-word="false" fo:text-indent="-0.635cm" style:auto-text-indent="false"/>
      <style:text-properties style:font-name="Cousine" fo:font-size="14pt" fo:font-weight="normal" officeooo:paragraph-rsid="001453ef" style:font-size-asian="14pt" style:font-weight-asian="normal" style:font-size-complex="14pt" style:font-weight-complex="normal"/>
    </style:style>
    <style:style style:name="P23" style:family="paragraph" style:parent-style-name="Standard" style:list-style-name="WWNum3">
      <style:paragraph-properties fo:margin-left="2.54cm" fo:margin-right="0cm" fo:text-align="justify" style:justify-single-word="false" fo:text-indent="-0.635cm" style:auto-text-indent="false"/>
      <style:text-properties style:font-name="Cousine" fo:font-size="14pt" fo:font-weight="normal" officeooo:rsid="004aacf5" officeooo:paragraph-rsid="001453ef" style:font-size-asian="14pt" style:font-weight-asian="normal" style:font-size-complex="14pt" style:font-weight-complex="normal"/>
    </style:style>
    <style:style style:name="P24" style:family="paragraph" style:parent-style-name="Standard" style:list-style-name="WWNum3">
      <style:paragraph-properties fo:margin-left="2.54cm" fo:margin-right="0cm" fo:text-align="justify" style:justify-single-word="false" fo:text-indent="-0.635cm" style:auto-text-indent="false"/>
      <style:text-properties style:font-name="Cousine" fo:font-size="14pt" fo:font-weight="normal" officeooo:rsid="0057713b" officeooo:paragraph-rsid="001453ef" style:font-size-asian="14pt" style:font-weight-asian="normal" style:font-size-complex="14pt" style:font-weight-complex="normal"/>
    </style:style>
    <style:style style:name="P25" style:family="paragraph" style:parent-style-name="Text_20_body">
      <style:paragraph-properties fo:text-align="justify" style:justify-single-word="false"/>
      <style:text-properties style:font-name="Cousine" fo:font-size="14pt" officeooo:paragraph-rsid="00243ad1" style:font-size-asian="14pt" style:font-size-complex="14pt"/>
    </style:style>
    <style:style style:name="P26" style:family="paragraph" style:parent-style-name="Text_20_body">
      <style:paragraph-properties fo:text-align="justify" style:justify-single-word="false"/>
      <style:text-properties style:font-name="Cousine" fo:font-size="14pt" officeooo:paragraph-rsid="0024e661" style:font-size-asian="14pt" style:font-size-complex="14pt"/>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color="#81d41a" loext:opacity="100%" fo:font-weight="bold" style:font-weight-asian="bold" style:font-weight-complex="bold"/>
    </style:style>
    <style:style style:name="T4" style:family="text">
      <style:text-properties fo:color="#81d41a" loext:opacity="100%" fo:font-weight="bold" officeooo:rsid="0073efd6" style:font-weight-asian="bold" style:font-weight-complex="bold"/>
    </style:style>
    <style:style style:name="T5" style:family="text">
      <style:text-properties officeooo:rsid="00501988"/>
    </style:style>
    <style:style style:name="T6" style:family="text">
      <style:text-properties fo:color="#ff3838" loext:opacity="100%"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501988"/>
    </style:style>
    <style:style style:name="T9" style:family="text">
      <style:text-properties style:text-underline-style="solid" style:text-underline-width="auto" style:text-underline-color="font-color" officeooo:rsid="0051894c"/>
    </style:style>
    <style:style style:name="T10" style:family="text">
      <style:text-properties style:text-underline-style="solid" style:text-underline-width="auto" style:text-underline-color="font-color" officeooo:rsid="00556606"/>
    </style:style>
    <style:style style:name="T11" style:family="text">
      <style:text-properties style:text-underline-style="solid" style:text-underline-width="auto" style:text-underline-color="font-color" officeooo:rsid="0086f701"/>
    </style:style>
    <style:style style:name="T12" style:family="text">
      <style:text-properties style:text-underline-style="solid" style:text-underline-width="auto" style:text-underline-color="font-color" officeooo:rsid="006b74ef"/>
    </style:style>
    <style:style style:name="T13" style:family="text">
      <style:text-properties officeooo:rsid="0051894c"/>
    </style:style>
    <style:style style:name="T14" style:family="text">
      <style:text-properties officeooo:rsid="00556606"/>
    </style:style>
    <style:style style:name="T15" style:family="text">
      <style:text-properties fo:color="#c9211e" loext:opacity="100%"/>
    </style:style>
    <style:style style:name="T16" style:family="text">
      <style:text-properties fo:color="#c9211e" loext:opacity="100%" fo:font-weight="bold" style:font-weight-asian="bold" style:font-weight-complex="bold"/>
    </style:style>
    <style:style style:name="T17" style:family="text">
      <style:text-properties fo:color="#c9211e" loext:opacity="100%" style:text-underline-style="none" fo:font-weight="bold" style:font-weight-asian="bold" style:font-weight-complex="bold"/>
    </style:style>
    <style:style style:name="T18" style:family="text">
      <style:text-properties fo:color="#c9211e" loext:opacity="100%" fo:font-size="12pt" officeooo:rsid="006550bd" style:font-size-asian="12pt" style:font-size-complex="12pt"/>
    </style:style>
    <style:style style:name="T19" style:family="text">
      <style:text-properties fo:color="#c9211e" loext:opacity="100%" fo:font-size="12pt" fo:font-style="normal" fo:font-weight="bold" officeooo:rsid="006550bd" style:font-size-asian="12pt" style:font-style-asian="normal" style:font-weight-asian="bold" style:font-size-complex="12pt" style:font-style-complex="normal" style:font-weight-complex="bold"/>
    </style:style>
    <style:style style:name="T20" style:family="text">
      <style:text-properties fo:color="#c9211e" loext:opacity="100%" fo:font-size="12pt" fo:font-weight="bold" officeooo:rsid="006550bd" style:font-size-asian="12pt" style:font-weight-asian="bold" style:font-size-complex="12pt" style:font-weight-complex="bold"/>
    </style:style>
    <style:style style:name="T21" style:family="text">
      <style:text-properties fo:color="#00a933" loext:opacity="100%" fo:font-weight="bold" style:font-weight-asian="bold" style:font-weight-complex="bold"/>
    </style:style>
    <style:style style:name="T22" style:family="text">
      <style:text-properties fo:background-color="#ffbf00" loext:char-shading-value="0"/>
    </style:style>
    <style:style style:name="T23" style:family="text">
      <style:text-properties officeooo:rsid="006b74ef" fo:background-color="#ffbf00" loext:char-shading-value="0"/>
    </style:style>
    <style:style style:name="T24" style:family="text">
      <style:text-properties fo:background-color="#81d41a" loext:char-shading-value="0"/>
    </style:style>
    <style:style style:name="T25" style:family="text">
      <style:text-properties officeooo:rsid="006b74ef" fo:background-color="#81d41a" loext:char-shading-value="0"/>
    </style:style>
    <style:style style:name="T26" style:family="text">
      <style:text-properties officeooo:rsid="006b74ef"/>
    </style:style>
    <style:style style:name="T27" style:family="text">
      <style:text-properties fo:color="#ea7500" loext:opacity="100%" style:text-underline-style="none" fo:font-weight="bold" style:font-weight-asian="bold" style:font-weight-complex="bold"/>
    </style:style>
    <style:style style:name="T28" style:family="text">
      <style:text-properties fo:color="#ea7500" loext:opacity="100%" fo:font-weight="bold" style:font-weight-asian="bold" style:font-weight-complex="bold"/>
    </style:style>
    <style:style style:name="T29" style:family="text">
      <style:text-properties fo:background-color="transparent" loext:char-shading-value="0"/>
    </style:style>
    <style:style style:name="T30" style:family="text">
      <style:text-properties fo:background-color="#e6e905" loext:char-shading-value="0"/>
    </style:style>
    <style:style style:name="T31" style:family="text">
      <style:text-properties fo:background-color="#ffd8ce" loext:char-shading-value="0"/>
    </style:style>
    <style:style style:name="T32" style:family="text">
      <style:text-properties fo:color="#bf0041" loext:opacity="100%" fo:font-weight="bold" style:font-weight-asian="bold" style:font-weight-complex="bold"/>
    </style:style>
    <style:style style:name="T33" style:family="text">
      <style:text-properties fo:font-size="12pt" style:text-underline-style="solid" style:text-underline-width="auto" style:text-underline-color="font-color" officeooo:rsid="006550bd" style:font-size-asian="12pt" style:font-size-complex="12pt"/>
    </style:style>
    <style:style style:name="T34" style:family="text">
      <style:text-properties fo:font-size="12pt" officeooo:rsid="006550bd" style:font-size-asian="12pt" style:font-size-complex="12pt"/>
    </style:style>
    <style:style style:name="T35" style:family="text">
      <style:text-properties fo:font-size="12pt" fo:font-weight="bold" officeooo:rsid="006550bd" style:font-size-asian="12pt" style:font-weight-asian="bold" style:font-size-complex="12pt" style:font-weight-complex="bold"/>
    </style:style>
    <style:style style:name="T36" style:family="text">
      <style:text-properties fo:font-size="12pt" officeooo:rsid="006550bd" fo:background-color="#81d41a" loext:char-shading-value="0" style:font-size-asian="12pt" style:font-size-complex="12pt"/>
    </style:style>
    <style:style style:name="T37" style:family="text">
      <style:text-properties fo:background-color="#ffff00" loext:char-shading-value="0"/>
    </style:style>
    <style:style style:name="T38" style:family="text">
      <style:text-properties fo:background-color="#ffff00" loext:char-shading-value="0"/>
    </style:style>
    <style:style style:name="T39" style:family="text">
      <style:text-properties fo:background-color="#ffffff" loext:char-shading-value="0"/>
    </style:style>
    <style:style style:name="T40" style:family="text">
      <style:text-properties officeooo:rsid="00243ad1" fo:background-color="#ffffff" loext:char-shading-value="0"/>
    </style:style>
    <style:style style:name="T41" style:family="text">
      <style:text-properties fo:font-size="10pt" fo:background-color="#ffffff" loext:char-shading-value="0" style:font-size-asian="10pt" style:font-size-complex="10pt"/>
    </style:style>
    <style:style style:name="T42" style:family="text">
      <style:text-properties fo:font-size="10pt" officeooo:rsid="00243ad1" fo:background-color="#ffffff" loext:char-shading-value="0" style:font-size-asian="10pt" style:font-size-complex="10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4"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5"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6"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7"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8"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9"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1"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2"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3" form:apply-filter="true" form:control-implementation="ooo:com.sun.star.form.component.Form" office:target-frame="" xlink:href="../../../../../buscar/act.php%23a13" xlink:type="simple">
          <form:properties>
            <form:property form:property-name="PropertyChangeNotificationEnabled" office:value-type="boolean" office:boolean-value="true"/>
          </form:properties>
        </form:form>
        <form:form form:name="unnamed14"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5"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6"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7"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8"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9"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2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21"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22"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23"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24"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25"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26"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27"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28"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29"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1"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2"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3"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4"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5"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6"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7"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8"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9"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4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41"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42"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43"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44"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45"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46"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MA 1</text:p>
      <text:p text:style-name="P2"/>
      <text:p text:style-name="P7">LA CONSTITUCIÓN ESPAÑOLA DE 1978. ESTRUCTURA Y PRINCIPIOS GENERALES</text:p>
      <text:p text:style-name="P9">DERECHOS Y DEBERES FUNDAMENTALES </text:p>
      <text:p text:style-name="P9">PROCEDIMIENTO DE REFORMA</text:p>
      <text:p text:style-name="P9">EL DEFENSOR DEL PUEBLO</text:p>
      <text:p text:style-name="P8"/>
      <text:p text:style-name="P8">LA CONSTITUCIÓN ESPAÑOLA DE 1978</text:p>
      <text:p text:style-name="P8"/>
      <text:list xml:id="list3496145826" text:style-name="WWNum3">
        <text:list-item>
          <text:p text:style-name="P21">Un <text:span text:style-name="T1">preámbulo</text:span></text:p>
        </text:list-item>
        <text:list-item>
          <text:p text:style-name="P21"><text:span text:style-name="T1">169 artículos</text:span>, distribuidos en:</text:p>
          <text:list>
            <text:list-item>
              <text:p text:style-name="P22"><text:span text:style-name="T3">Tí</text:span><text:span text:style-name="T4">tulo </text:span><text:span text:style-name="T3">preliminar</text:span> (art<text:span text:style-name="T5">s</text:span>. 1 a 9)</text:p>
            </text:list-item>
            <text:list-item>
              <text:p text:style-name="P22"><text:span text:style-name="T3">Tí</text:span><text:span text:style-name="T4">tulo</text:span><text:span text:style-name="T3"> I</text:span>: <text:span text:style-name="T1">Derechos y deberes fundamentales</text:span> (art<text:span text:style-name="T5">s.</text:span> 10 a 55)</text:p>
            </text:list-item>
            <text:list-item>
              <text:p text:style-name="P23"><text:span text:style-name="T6">Capítulo I</text:span> <text:span text:style-name="T5">De los </text:span><text:span text:style-name="T8">españoles y los extranjeros</text:span><text:span text:style-name="T5"> (arts. 11 a 13)</text:span></text:p>
            </text:list-item>
            <text:list-item>
              <text:p text:style-name="P23"><text:span text:style-name="T6">Capítulo II</text:span> <text:span text:style-name="T8">Derechos y libertades</text:span><text:span text:style-name="T5"> (arts. 14 a 38)</text:span></text:p>
            </text:list-item>
            <text:list-item>
              <text:p text:style-name="P23"><text:span text:style-name="T6">Capítulo III</text:span> <text:span text:style-name="T5">De los </text:span><text:span text:style-name="T8">principos rectores</text:span><text:span text:style-name="T5"> de la política social y económica (arts. 39 a 52)</text:span></text:p>
            </text:list-item>
            <text:list-item>
              <text:p text:style-name="P23"><text:span text:style-name="T6">Capítulo IV</text:span> <text:span text:style-name="T13">De las </text:span><text:span text:style-name="T9">garantías</text:span><text:span text:style-name="T13"> de las libertades y derechos fundamentales (arts. 53 y 54)</text:span></text:p>
            </text:list-item>
            <text:list-item>
              <text:p text:style-name="P23"><text:span text:style-name="T6">Capítulo V</text:span> <text:span text:style-name="T13">De la </text:span><text:span text:style-name="T9">suspensión</text:span><text:span text:style-name="T13"> de los derechos y libertades (art. 55)</text:span></text:p>
            </text:list-item>
            <text:list-item>
              <text:p text:style-name="P22"><text:span text:style-name="T3">Tí</text:span><text:span text:style-name="T4">tulo</text:span><text:span text:style-name="T3"> II</text:span>: La <text:span text:style-name="T1">Corona</text:span> (art<text:span text:style-name="T13">s</text:span>. 56 a 65)</text:p>
            </text:list-item>
            <text:list-item>
              <text:p text:style-name="P22"><text:span text:style-name="T3">Tí</text:span><text:span text:style-name="T4">tulo </text:span><text:span text:style-name="T3">III</text:span>: De las <text:span text:style-name="T1">Cortes Generales</text:span> (art<text:span text:style-name="T13">s</text:span>. 66 a 96)</text:p>
            </text:list-item>
            <text:list-item>
              <text:p text:style-name="P23"><text:span text:style-name="T6">Capítulo I</text:span> <text:span text:style-name="T14">De las </text:span><text:span text:style-name="T10">Cámaras</text:span><text:span text:style-name="T14"> (arts. 66 a 80)</text:span></text:p>
            </text:list-item>
            <text:list-item>
              <text:p text:style-name="P23"><text:span text:style-name="T6">Capítulo II</text:span> De la <text:span text:style-name="T7">elaboración</text:span> de las leyes <text:span text:style-name="T14">(arts. 81 a 92)</text:span></text:p>
            </text:list-item>
            <text:list-item>
              <text:p text:style-name="P23"><text:span text:style-name="T6">Capítulo III</text:span> De las <text:span text:style-name="T7">Relaciones Internacionales</text:span> <text:span text:style-name="T14">(arts. 93 a 96)</text:span></text:p>
            </text:list-item>
            <text:list-item>
              <text:p text:style-name="P22"><text:span text:style-name="T3">Tí</text:span><text:span text:style-name="T4">tulo</text:span><text:span text:style-name="T3"> IV</text:span>: Del <text:span text:style-name="T1">Gobierno y la Administración</text:span> (art. 97 a 107)</text:p>
            </text:list-item>
            <text:list-item>
              <text:p text:style-name="P22"><text:span text:style-name="T3">Tí</text:span><text:span text:style-name="T4">tulo V</text:span>: De las <text:span text:style-name="T1">relaciones entre el Gobierno y las Cortes Generales</text:span> (art. 108 a 116)</text:p>
            </text:list-item>
            <text:list-item>
              <text:p text:style-name="P22"><text:span text:style-name="T3">Tí</text:span><text:span text:style-name="T4">tulo </text:span><text:span text:style-name="T3">VI</text:span>: Del poder <text:span text:style-name="T1">Judicial</text:span> (art. 117 a 127)</text:p>
            </text:list-item>
            <text:list-item>
              <text:p text:style-name="P22"><text:span text:style-name="T3">Tí</text:span><text:span text:style-name="T4">tulo</text:span><text:span text:style-name="T3"> VII</text:span>: <text:span text:style-name="T1">Economía y Hacienda</text:span> (art 128 a 136)</text:p>
            </text:list-item>
            <text:list-item>
              <text:p text:style-name="P22"><text:span text:style-name="T3">Tí</text:span><text:span text:style-name="T4">tulo </text:span><text:span text:style-name="T3">VIII</text:span>: De la <text:span text:style-name="T1">Organización territorial</text:span> del Estado (art. 137 a 158)</text:p>
            </text:list-item>
            <text:list-item>
              <text:p text:style-name="P24"><text:span text:style-name="T6">Capítulo I</text:span> Principios <text:span text:style-name="T7">generales</text:span> (arts. 137 a 139)</text:p>
            </text:list-item>
            <text:list-item>
              <text:p text:style-name="P24"><text:soft-page-break/><text:span text:style-name="T6">Capítulo II</text:span> De la <text:span text:style-name="T7">Administración Local</text:span> (arts. 140 a 142)</text:p>
            </text:list-item>
            <text:list-item>
              <text:p text:style-name="P24"><text:span text:style-name="T6">Capítulo III</text:span> De las <text:span text:style-name="T7">CCAA</text:span> (arts. 143 a 158)</text:p>
            </text:list-item>
            <text:list-item>
              <text:p text:style-name="P22"><text:span text:style-name="T3">Tí</text:span><text:span text:style-name="T4">tulo</text:span><text:span text:style-name="T3"> IX</text:span>: Del <text:span text:style-name="T1">Tribunal Constitucional</text:span> (art 159 a 165)</text:p>
            </text:list-item>
            <text:list-item>
              <text:p text:style-name="P22"><text:span text:style-name="T4">Título</text:span><text:span text:style-name="T3"> X</text:span>: De la <text:span text:style-name="T1">reforma</text:span> Constitucional (art. 166 a 169)</text:p>
            </text:list-item>
          </text:list>
        </text:list-item>
        <text:list-item>
          <text:p text:style-name="P21"><text:span text:style-name="T1">4</text:span> Disposiciones Adicionales</text:p>
        </text:list-item>
        <text:list-item>
          <text:p text:style-name="P21"><text:span text:style-name="T1">9</text:span> Disposiciones Transitorias</text:p>
        </text:list-item>
        <text:list-item>
          <text:p text:style-name="P21"><text:span text:style-name="T1">1</text:span> Disposición Derogatoria</text:p>
        </text:list-item>
        <text:list-item>
          <text:p text:style-name="P21"><text:span text:style-name="T1">1</text:span> Disposición Final</text:p>
        </text:list-item>
      </text:list>
      <text:p text:style-name="P2"/>
      <text:h text:style-name="P1" text:outline-level="4">TÍTULO PRELIMINAR</text:h>
      <text:section text:style-name="Sect1" text:name="a1">
        <text:p text:style-name="P5"/>
        <text:h text:style-name="P4" text:outline-level="5">Artículo 1</text:h>
        <text:p text:style-name="P5">1. España se constituye en un Estado social y democrático de Derecho, que propugna como valores superiores de su ordenamiento jurídico la libertad, la justicia, la igualdad y el pluralismo político.</text:p>
        <text:p text:style-name="P5">2. La soberanía nacional reside en el pueblo español, del que emanan los poderes del Estado.</text:p>
        <text:p text:style-name="P5">3. La forma política del Estado español es la Monarquía parlamentaria.</text:p>
      </text:section>
      <text:section text:style-name="Sect1" text:name="a2">
        <text:h text:style-name="P4" text:outline-level="5">Artículo 2</text:h>
        <text:p text:style-name="P5">La Constitución se fundamenta en la indisoluble unidad de la Nación española, patria común e indivisible de todos los españoles, y reconoce y garantiza el derecho a la autonomía de las nacionalidades y regiones que la integran y la solidaridad entre todas ellas.</text:p>
      </text:section>
      <text:section text:style-name="Sect1" text:name="a3">
        <text:h text:style-name="P4" text:outline-level="5">Artículo 3</text:h>
        <text:p text:style-name="P5">1. El castellano es la <text:span text:style-name="T1">lengua</text:span> española oficial del Estado. Todos los españoles tienen el <text:span text:style-name="T16">deber de conocerla y el derecho a usarla</text:span>.</text:p>
        <text:p text:style-name="P5"><text:soft-page-break/>2. Las demás lenguas españolas serán también oficiales en las respectivas Comunidades Autónomas de acuerdo con sus Estatutos.</text:p>
        <text:p text:style-name="P5">3. La riqueza de las distintas modalidades lingüísticas de España es un patrimonio cultural que será objeto de especial respeto y protección.</text:p>
      </text:section>
      <text:section text:style-name="Sect1" text:name="a4">
        <text:h text:style-name="P4" text:outline-level="5">Artículo 4</text:h>
        <text:p text:style-name="P5">1. La <text:span text:style-name="T1">bandera</text:span> de España está formada por tres franjas horizontales, roja, amarilla y roja, siendo la amarilla de doble anchura que cada una de las rojas.</text:p>
        <text:p text:style-name="P5">2. Los Estatutos podrán reconocer banderas y enseñas propias de las Comunidades Autónomas. Estas se utilizarán junto a la bandera de España en sus edificios públicos y en sus actos oficiales.</text:p>
      </text:section>
      <text:section text:style-name="Sect1" text:name="a5">
        <text:h text:style-name="P4" text:outline-level="5">Artículo 5</text:h>
        <text:p text:style-name="P5">La <text:span text:style-name="T1">capital</text:span> del Estado es la villa de Madrid.</text:p>
      </text:section>
      <text:section text:style-name="Sect1" text:name="a6">
        <text:h text:style-name="P4" text:outline-level="5">Artículo 6</text:h>
        <text:p text:style-name="P5">Los partidos políticos expresan el pluralismo político, concurren a la formación y manifestación de la voluntad popular y son instrumento fundamental para la participación política. Su creación y el ejercicio de su actividad son libres dentro del respeto a la Constitución y a la ley. Su estructura interna y funcionamiento deberán ser democráticos.</text:p>
      </text:section>
      <text:section text:style-name="Sect1" text:name="a7">
        <text:h text:style-name="P4" text:outline-level="5">Artículo 7</text:h>
        <text:p text:style-name="P5">Los sindicatos de trabajadores y las asociaciones empresariales contribuyen a la defensa y promoción de los intereses económicos y sociales que les son propios. Su creación y el ejercicio de su actividad son libres dentro del respeto a la Constitución y a la ley. Su estructura interna y funcionamiento deberán ser democráticos.</text:p>
      </text:section>
      <text:section text:style-name="Sect1" text:name="a8">
        <text:h text:style-name="P4" text:outline-level="5"><text:soft-page-break/>Artículo 8</text:h>
        <text:p text:style-name="P5">1. Las <text:span text:style-name="T1">Fuerzas Armadas</text:span>, constituidas por el <text:span text:style-name="T16">Ejército de Tierra, la Armada y el Ejército del Aire</text:span>, tienen como misión garantizar la soberanía e independencia de España, defender su integridad territorial y el ordenamiento constitucional.</text:p>
        <text:p text:style-name="P5">2. Una ley orgánica regulará las bases de la organización militar conforme a los principios de la presente Constitución.</text:p>
      </text:section>
      <text:section text:style-name="Sect1" text:name="a9">
        <text:h text:style-name="P4" text:outline-level="5">Artículo 9</text:h>
        <text:p text:style-name="P5">1. Los ciudadanos y los poderes públicos están sujetos a la Constitución y al resto del ordenamiento jurídico.</text:p>
        <text:p text:style-name="P5">2. Corresponde a los poderes públicos promover las condiciones para que la libertad y la igualdad del individuo y de los grupos en que se integra sean reales y efectivas; remover los obstáculos que impidan o dificulten su plenitud y facilitar la participación de todos los ciudadanos en la vida política, económica, cultural y social.</text:p>
        <text:p text:style-name="P25">3. La Constitución garantiza el principio de legalidad, la jerarquía normativa, la publicidad de las normas, la irretroactividad de las disposiciones sancionadoras no favorables o restrictivas de derechos individuales, la seguridad jurídica, la responsabilidad y la <text:span text:style-name="T38">interdicción de la arbitrariedad de los poderes públicos.</text:span><text:span text:style-name="T39"> </text:span><text:span text:style-name="T39"><text:note text:id="ftn0" text:note-class="footnote"><text:note-citation>1</text:note-citation><text:note-body><text:p text:style-name="P26"><text:span text:style-name="T42"><text:s/></text:span><text:span text:style-name="T41">https://dpej.rae.es/lema/interdicci%C3%B3n-de-la-arbitrariedad</text:span></text:p></text:note-body></text:note></text:span></text:p>
      </text:section>
      <text:section text:style-name="Sect1" text:name="ti">
        <text:h text:style-name="P3" text:outline-level="4">TÍTULO I</text:h>
        <text:h text:style-name="P3" text:outline-level="4">De los derechos y deberes fundamentales</text:h>
      </text:section>
      <text:p text:style-name="P5"/>
      <text:section text:style-name="Sect1" text:name="a10">
        <text:h text:style-name="P4" text:outline-level="5">Artículo 10</text:h>
        <text:p text:style-name="P5">1. La dignidad de la persona, los derechos inviolables que le son inherentes, el libre desarrollo de la personalidad, <text:soft-page-break/>el respeto a la ley y a los derechos de los demás son fundamento del orden político y de la paz social.</text:p>
        <text:p text:style-name="P5">2. Las normas relativas a los derechos fundamentales y a las libertades que la Constitución reconoce se interpretarán de conformidad con la Declaración Universal de Derechos Humanos y los tratados y acuerdos internacionales sobre las mismas materias ratificados por España.</text:p>
      </text:section>
      <text:section text:style-name="Sect1" text:name="cprimero">
        <text:h text:style-name="P3" text:outline-level="4">CAPÍTULO PRIMERO</text:h>
        <text:h text:style-name="P3" text:outline-level="4">De los españoles y los extranjeros</text:h>
      </text:section>
      <text:section text:style-name="Sect1" text:name="a11">
        <text:h text:style-name="P4" text:outline-level="5">Artículo 11</text:h>
        <text:p text:style-name="P5">1. La <text:span text:style-name="T1">nacionalidad española</text:span> se <text:span text:style-name="T16">adquiere</text:span>, se <text:span text:style-name="T16">conserva</text:span> y se <text:span text:style-name="T16">pierde</text:span> de acuerdo con lo establecido por la ley.</text:p>
        <text:p text:style-name="P5">2. Ningún español de origen podrá ser privado de su nacionalidad.</text:p>
        <text:p text:style-name="P5">3. El Estado podrá concertar tratados de doble nacionalidad con los países iberoamericanos o con aquellos que hayan tenido o tengan una particular vinculación con España. En estos mismos países, aun cuando no reconozcan a sus ciudadanos un derecho recíproco, podrán naturalizarse los españoles sin perder su nacionalidad de origen.</text:p>
      </text:section>
      <text:section text:style-name="Sect1" text:name="a12">
        <text:h text:style-name="P4" text:outline-level="5">Artículo 12</text:h>
        <text:p text:style-name="P5">Los españoles son mayores de edad a los dieciocho años.</text:p>
      </text:section>
      <text:section text:style-name="Sect1" text:name="a13">
        <text:h text:style-name="P4" text:outline-level="5">Artículo 13</text:h>
        <text:p text:style-name="P5">1. Los <text:span text:style-name="T1">extranjeros</text:span> gozarán en España de las libertades públicas que garantiza el presente Título en los términos que establezcan los tratados y la ley.</text:p>
        <text:p text:style-name="P5">2. <text:span text:style-name="T1">Solamente los españoles serán titulares</text:span> de los derechos <text:span text:style-name="T16">reconocidos en el artículo 23</text:span>, salvo lo que, atendiendo a criterios de <text:span text:style-name="T7">reciprocidad</text:span> <text:note text:id="ftn1" text:note-class="footnote"><text:note-citation>2</text:note-citation><text:note-body><text:p text:style-name="Footnote">https://www.expansion.com/diccionario-juridico/principio-de-reciprocidad.html</text:p></text:note-body></text:note>, pueda establecerse por tratado <text:soft-page-break/>o ley para el derecho de <text:span text:style-name="T21">sufragio activo y pasivo</text:span> en las elecciones municipales.</text:p>
        <text:p text:style-name="P5">3. La <text:span text:style-name="T1">extradición</text:span> sólo se concederá en cumplimiento de un tratado o de la ley, atendiendo al principio de <text:span text:style-name="T7">reciprocidad</text:span>. Quedan <text:span text:style-name="T16">excluidos</text:span> de la extradición los <text:span text:style-name="T21">delitos políticos</text:span>, <text:span text:style-name="T1">no considerándose</text:span> como tales los <text:span text:style-name="T16">actos de terrorismo</text:span>.</text:p>
        <text:p text:style-name="P5">4. La ley establecerá los términos en que los ciudadanos de otros países y los apátridas podrán gozar del <text:span text:style-name="T7">derecho de asilo</text:span> en España.</text:p>
        <text:p text:style-name="P6">Se modifica el apartado 2 por el art. único de la <text:span text:style-name="T1">Reforma de 27 de agosto de 1992</text:span>. </text:p>
      </text:section>
      <text:section text:style-name="Sect1" text:name="csegundo">
        <text:h text:style-name="P3" text:outline-level="4">CAPÍTULO SEGUNDO</text:h>
        <text:h text:style-name="P3" text:outline-level="4">Derechos y libertades</text:h>
      </text:section>
      <text:section text:style-name="Sect1" text:name="a14">
        <text:h text:style-name="P4" text:outline-level="5">Artículo 14</text:h>
        <text:p text:style-name="P5">Los españoles son <text:span text:style-name="T1">iguales ante la ley</text:span>, sin que pueda prevalecer <text:span text:style-name="T7">discriminación alguna</text:span> por razón de nacimiento, raza, sexo, religión, opinión o cualquier otra condición o circunstancia personal o social.</text:p>
      </text:section>
      <text:section text:style-name="Sect1" text:name="s1">
        <text:h text:style-name="P3" text:outline-level="4">Sección 1.ª De los derechos fundamentales y de las libertades públicas</text:h>
      </text:section>
      <text:section text:style-name="Sect1" text:name="a15">
        <text:h text:style-name="P4" text:outline-level="5">Artículo 15</text:h>
        <text:p text:style-name="P5">Todos tienen <text:span text:style-name="T1">derecho a la vida y a la integridad física y moral</text:span>, sin que, en ningún caso, puedan ser <text:span text:style-name="T21">sometidos a tortura ni a penas o tratos inhumanos o degradantes</text:span>. Queda <text:span text:style-name="T16">abolida la pena de muerte</text:span>, salvo lo que puedan disponer las leyes <text:span text:style-name="T7">penales militares para tiempos de guerra</text:span>.</text:p>
      </text:section>
      <text:section text:style-name="Sect1" text:name="a16">
        <text:h text:style-name="P4" text:outline-level="5">Artículo 16</text:h>
        <text:p text:style-name="P5">1. Se garantiza la <text:span text:style-name="T1">libertad ideológica, religiosa y de culto</text:span> de los individuos y las comunidades sin más <text:soft-page-break/>limitación, en sus manifestaciones, que la necesaria para el <text:span text:style-name="T7">mantenimiento del orden público</text:span> protegido por la ley.</text:p>
        <text:p text:style-name="P5">2. <text:span text:style-name="T1">Nadie podrá ser obligado a declarar</text:span> sobre su ideología, religión o creencias.</text:p>
        <text:p text:style-name="P5">3. <text:span text:style-name="T1">Ninguna confesión tendrá carácter estatal</text:span>. Los poderes públicos tendrán en cuenta las creencias religiosas de la sociedad española y mantendrán las consiguientes relaciones de cooperación con la Iglesia Católica y las demás confesiones.</text:p>
      </text:section>
      <text:section text:style-name="Sect1" text:name="a17">
        <text:h text:style-name="P4" text:outline-level="5">Artículo 17</text:h>
        <text:p text:style-name="P5">1. Toda persona tiene <text:span text:style-name="T1">derecho a la libertad y a la seguridad</text:span>. Nadie puede ser privado de su libertad, sino con la observancia de lo establecido en este artículo y en los casos y en la forma previstos en la ley.</text:p>
        <text:p text:style-name="P5">2. La <text:span text:style-name="T21">detención preventiva</text:span> no podrá durar más del tiempo estrictamente necesario para la realización de las averiguaciones tendentes al esclarecimiento de los hechos, y, en todo caso, en el <text:span text:style-name="T16">plazo máximo de setenta y dos horas</text:span>, el detenido deberá ser puesto en libertad o a disposición de la autoridad judicial.</text:p>
        <text:p text:style-name="P5">3. Toda persona detenida <text:span text:style-name="T1">debe ser informada de forma inmediata</text:span>, y de modo que le sea comprensible, de sus <text:span text:style-name="T16">derechos y de las razones de su detención</text:span>, <text:span text:style-name="T7">no pudiendo ser obligada a declarar</text:span>. Se <text:span text:style-name="T21">garantiza la asistencia de abogado</text:span> al detenido en las diligencias policiales y judiciales, en los términos que la ley establezca.</text:p>
        <text:p text:style-name="P5">4. La ley regulará un <text:span text:style-name="T1">procedimiento de «habeas corpus»</text:span> para producir la inmediata puesta a disposición judicial de toda persona detenida ilegalmente. Asimismo, por ley se determinará el plazo máximo de duración de la prisión provisional.</text:p>
      </text:section>
      <text:section text:style-name="Sect1" text:name="a18">
        <text:h text:style-name="P4" text:outline-level="5"><text:soft-page-break/>Artículo 18</text:h>
        <text:p text:style-name="P5">1. Se garantiza el <text:span text:style-name="T1">derecho al honor, a la intimidad personal y familiar y a la propia imagen</text:span>.</text:p>
        <text:p text:style-name="P5">2. El <text:span text:style-name="T1">domicilio es inviolable</text:span>. Ninguna entrada o registro podrá hacerse en él sin consentimiento del titular o resolución judicial, salvo en caso de flagrante delito.</text:p>
        <text:p text:style-name="P5">3. Se garantiza el <text:span text:style-name="T1">secreto de las comunicaciones</text:span> y, en especial, de las postales, telegráficas y telefónicas, <text:span text:style-name="T7">salvo resolución judicial</text:span>.</text:p>
        <text:p text:style-name="P5">4. La ley limitará el uso de la informática para garantizar el honor y la intimidad personal y familiar de los ciudadanos y el pleno ejercicio de sus derechos.</text:p>
      </text:section>
      <text:section text:style-name="Sect1" text:name="a19">
        <text:h text:style-name="P4" text:outline-level="5">Artículo 19</text:h>
        <text:p text:style-name="P5">Los españoles tienen <text:span text:style-name="T1">derecho a elegir libremente su residencia y a circular</text:span> por el territorio nacional.</text:p>
        <text:p text:style-name="P5">Asimismo, tienen derecho a <text:span text:style-name="T1">entrar y salir libremente de España</text:span> en los términos que la ley establezca. Este derecho <text:span text:style-name="T7">no podrá ser limitado por motivos políticos o ideológicos</text:span>.</text:p>
      </text:section>
      <text:section text:style-name="Sect1" text:name="a20">
        <text:h text:style-name="P4" text:outline-level="5">Artículo 20</text:h>
        <text:p text:style-name="P5">1. Se reconocen y protegen los derechos:</text:p>
        <text:p text:style-name="P5">a) A expresar y difundir libremente los <text:span text:style-name="T1">pensamientos, ideas y opiniones</text:span> mediante la palabra, el escrito o cualquier otro medio de reproducción.</text:p>
        <text:p text:style-name="P5">b) A la <text:span text:style-name="T1">producción y creación</text:span> literaria, artística, científica y técnica.</text:p>
        <text:p text:style-name="P5">c) A la <text:span text:style-name="T1">libertad de cátedra</text:span>.</text:p>
        <text:p text:style-name="P5">d) A <text:span text:style-name="T1">comunicar o recibir libremente información veraz</text:span> por cualquier medio de difusión. La ley regulará el <text:span text:style-name="T7">derecho a la cláusula de conciencia y al secreto profesional</text:span> <text:note text:id="ftn2" text:note-class="footnote"><text:note-citation>3</text:note-citation><text:note-body><text:p text:style-name="Footnote">https://dpej.rae.es/lema/cl%C3%A1usula-de-conciencia</text:p></text:note-body></text:note><text:s/>en el ejercicio de estas libertades.</text:p>
        <text:p text:style-name="P5"><text:soft-page-break/>2. El ejercicio de estos derechos <text:span text:style-name="T1">no puede restringirse mediante ningún tipo de censura previa</text:span>.</text:p>
        <text:p text:style-name="P5">3. La ley regulará la organización y el control parlamentario de los medios de comunicación social dependientes del Estado o de cualquier ente público y garantizará el acceso a dichos medios de los grupos sociales y políticos significativos, respetando el pluralismo de la sociedad y de las diversas lenguas de España.</text:p>
        <text:p text:style-name="P5">4. Estas libertades tienen su límite en el respeto a los derechos reconocidos en este Título, en los preceptos de las leyes que lo desarrollen y, especialmente, en el derecho al honor, a la intimidad, a la propia imagen y a la protección de la juventud y de la infancia.</text:p>
        <text:p text:style-name="P5">5. <text:span text:style-name="T1">Sólo podrá acordarse el secuestro de publicaciones, grabaciones y otros medios de información</text:span> en virtud de <text:span text:style-name="T21">resolución judicial</text:span>.</text:p>
      </text:section>
      <text:section text:style-name="Sect1" text:name="a21">
        <text:h text:style-name="P4" text:outline-level="5">Artículo 21</text:h>
        <text:p text:style-name="P5">1. Se reconoce el <text:span text:style-name="T1">derecho de reunión pacífica y sin armas</text:span>. El ejercicio de este derecho <text:span text:style-name="T7">no necesitará autorización previa</text:span>.</text:p>
        <text:p text:style-name="P5">2. En los casos de reuniones en <text:span text:style-name="T16">lugares de tránsito público</text:span> y manifestaciones se dará <text:span text:style-name="T7">comunicación previa a la autoridad</text:span>, que sólo podrá prohibirlas cuando existan razones fundadas de alteración del orden público, con peligro para personas o bienes.</text:p>
      </text:section>
      <text:section text:style-name="Sect1" text:name="a22">
        <text:h text:style-name="P4" text:outline-level="5">Artículo 22</text:h>
        <text:p text:style-name="P5">1. Se reconoce el <text:span text:style-name="T1">derecho de asociación</text:span>.</text:p>
        <text:p text:style-name="P5">2. Las asociaciones que persigan fines o utilicen medios tipificados como delito son <text:span text:style-name="T16">ilegales.</text:span></text:p>
        <text:p text:style-name="P5"><text:soft-page-break/>3. Las asociaciones constituidas al amparo de este artículo <text:span text:style-name="T21">deberán inscribirse</text:span> en un registro a los solos efectos de publicidad.</text:p>
        <text:p text:style-name="P5">4. Las asociaciones <text:span text:style-name="T7">sólo podrán ser disueltas o suspendidas</text:span> en sus actividades en virtud de <text:span text:style-name="T16">resolución judicial motivada</text:span>.</text:p>
        <text:p text:style-name="P5">5. Se prohíben las asociaciones secretas y las de carácter paramilitar.</text:p>
      </text:section>
      <text:section text:style-name="Sect1" text:name="a23">
        <text:h text:style-name="P4" text:outline-level="5">Artículo 23</text:h>
        <text:p text:style-name="P5">1. Los ciudadanos tienen el <text:span text:style-name="T1">derecho a participar en los asuntos públicos</text:span>, <text:span text:style-name="T21">directamente</text:span> o por medio de <text:span text:style-name="T7">representantes</text:span>, libremente elegidos en elecciones periódicas por sufragio universal.</text:p>
        <text:p text:style-name="P5">2. Asimismo, tienen derecho a <text:span text:style-name="T1">acceder en condiciones de igualdad a las funciones y cargos públicos</text:span>, con los requisitos que señalen las leyes.</text:p>
      </text:section>
      <text:section text:style-name="Sect1" text:name="a24">
        <text:h text:style-name="P4" text:outline-level="5">Artículo 24</text:h>
        <text:p text:style-name="P5">1. Todas las personas tienen <text:span text:style-name="T1">derecho a obtener la tutela efectiva de los jueces y tribunales</text:span> en el ejercicio de sus derechos e intereses legítimos, sin que, en ningún caso, pueda producirse indefensión.</text:p>
        <text:p text:style-name="P5">2. Asimismo, todos tienen derecho al Juez ordinario predeterminado por la ley, a la defensa y a la asistencia de letrado, a ser informados de la acusación formulada contra ellos, a un proceso público sin dilaciones indebidas y con todas las garantías, a utilizar los medios de prueba pertinentes para su defensa, a no declarar contra sí mismos, a no confesarse culpables y a la presunción de inocencia.</text:p>
        <text:p text:style-name="P5">La ley regulará los casos en que, por razón de parentesco o de secreto profesional, no se estará obligado a declarar sobre hechos presuntamente delictivos.</text:p>
      </text:section>
      <text:section text:style-name="Sect1" text:name="a25">
        <text:h text:style-name="P4" text:outline-level="5"><text:soft-page-break/>Artículo 25</text:h>
        <text:p text:style-name="P5">1. Nadie puede ser condenado o sancionado por <text:span text:style-name="T1">acciones u omisiones que en el momento de producirse no constituyan delito, falta o infracción administrativa</text:span>, según la legislación vigente en aquel momento.</text:p>
        <text:p text:style-name="P5">2. Las penas privativas de libertad y las medidas de seguridad estarán orientadas hacia la reeducación y reinserción social y <text:span text:style-name="T7">no podrán consistir en trabajos forzados</text:span>. El condenado a pena de prisión que estuviere cumpliendo la misma <text:span text:style-name="T16">gozará de los derechos fundamentales</text:span> de este Capítulo, a excepción de los que se vean expresamente <text:span text:style-name="T21">limitados por el contenido del fallo condenatorio</text:span>, el sentido de la pena y la ley penitenciaria. En todo caso, tendrá derecho a un trabajo remunerado y a los beneficios correspondientes de la Seguridad Social, así como al acceso a la cultura y al desarrollo integral de su personalidad.</text:p>
        <text:p text:style-name="P5">3. La <text:span text:style-name="T1">Administración civil no podrá</text:span> imponer <text:span text:style-name="T16">sanciones que, directa o subsidiariamente</text:span>, impliquen <text:span text:style-name="T7">privación de libertad</text:span>.</text:p>
      </text:section>
      <text:section text:style-name="Sect1" text:name="a26">
        <text:h text:style-name="P4" text:outline-level="5">Artículo 26</text:h>
        <text:p text:style-name="P5">Se <text:span text:style-name="T1">prohíben los Tribunales de Honor</text:span> en el ámbito de la Administración civil y de las organizaciones profesionales.</text:p>
      </text:section>
      <text:section text:style-name="Sect1" text:name="a27">
        <text:h text:style-name="P4" text:outline-level="5">Artículo 27</text:h>
        <text:p text:style-name="P5">1. Todos tienen el <text:span text:style-name="T1">derecho a la educación</text:span>. Se reconoce la libertad de enseñanza.</text:p>
        <text:p text:style-name="P5">2. La educación tendrá por objeto el pleno desarrollo de la personalidad humana en el respeto a los principios democráticos de convivencia y a los derechos y libertades fundamentales.</text:p>
        <text:p text:style-name="P5">3. Los poderes públicos garantizan el derecho que asiste a los padres para que sus hijos reciban la formación religiosa y moral que esté de acuerdo con sus propias convicciones.</text:p>
        <text:p text:style-name="P5"><text:soft-page-break/>4. La <text:span text:style-name="T1">enseñanza básica es obligatoria y gratuita</text:span>.</text:p>
        <text:p text:style-name="P5">5. Los poderes públicos garantizan el derecho de todos a la educación, mediante una programación general de la enseñanza, con participación efectiva de todos los sectores afectados y la creación de centros docentes.</text:p>
        <text:p text:style-name="P5">6. Se reconoce a las personas físicas y jurídicas la libertad de creación de centros docentes, dentro del respeto a los principios constitucionales.</text:p>
        <text:p text:style-name="P5">7. Los profesores, los padres y, en su caso, los alumnos intervendrán en el control y gestión de todos los centros sostenidos por la Administración con fondos públicos, en los términos que la ley establezca.</text:p>
        <text:p text:style-name="P5">8. Los poderes públicos inspeccionarán y homologarán el sistema educativo para garantizar el cumplimiento de las leyes.</text:p>
        <text:p text:style-name="P5">9. Los poderes públicos ayudarán a los centros docentes que reúnan los requisitos que la ley establezca.</text:p>
        <text:p text:style-name="P5">10. Se reconoce la autonomía de las Universidades, en los términos que la ley establezca.</text:p>
      </text:section>
      <text:section text:style-name="Sect1" text:name="a28">
        <text:h text:style-name="P4" text:outline-level="5">Artículo 28</text:h>
        <text:p text:style-name="P5">1. Todos tienen <text:span text:style-name="T1">derecho a sindicarse libremente</text:span>. La ley podrá <text:span text:style-name="T7">limitar o exceptuar</text:span> el ejercicio de este derecho a las <text:span text:style-name="T16">Fuerzas o Institutos armados o a los demás Cuerpos sometidos a disciplina militar</text:span> y regulará las peculiaridades de su ejercicio para los funcionarios públicos. La libertad sindical comprende el <text:span text:style-name="T1">derecho a fundar sindicatos y a afiliarse</text:span> al de su elección, así como el derecho de los sindicatos a <text:span text:style-name="T21">formar confederaciones</text:span> y a fundar organizaciones sindicales internacionales o a afiliarse a las mismas. <text:span text:style-name="T1">Nadie podrá ser obligado a afiliarse a un sindicato</text:span>.</text:p>
        <text:p text:style-name="P5">2. Se reconoce el <text:span text:style-name="T1">derecho a la huelga</text:span> de los trabajadores para la defensa de sus intereses. La ley que regule el <text:soft-page-break/>ejercicio de este derecho establecerá las <text:span text:style-name="T16">garantías precisas</text:span> para asegurar el mantenimiento de los servicios esenciales de la comunidad.</text:p>
      </text:section>
      <text:section text:style-name="Sect1" text:name="a29">
        <text:h text:style-name="P4" text:outline-level="5">Artículo 29</text:h>
        <text:p text:style-name="P5">1. Todos los españoles tendrán el <text:span text:style-name="T1">derecho de petición individual y colectiva, por escrito</text:span>,<text:note text:id="ftn3" text:note-class="footnote"><text:note-citation>4</text:note-citation><text:note-body><text:p text:style-name="Footnote">https://dpej.rae.es/lema/derecho-de-petici%C3%B3n</text:p></text:note-body></text:note> en la forma y con los efectos que determine la ley.</text:p>
        <text:p text:style-name="P5">2. Los <text:span text:style-name="T21">miembros de las Fuerzas o Institutos armados o de los Cuerpos sometidos a disciplina militar</text:span> podrán ejercer este derecho <text:span text:style-name="T16">sólo individualmente</text:span> y con arreglo a lo dispuesto en su legislación específica.</text:p>
      </text:section>
      <text:section text:style-name="Sect1" text:name="s2">
        <text:h text:style-name="P3" text:outline-level="4">Sección 2.ª De los derechos y deberes de los ciudadanos</text:h>
      </text:section>
      <text:section text:style-name="Sect1" text:name="a30">
        <text:h text:style-name="P4" text:outline-level="5">Artículo 30</text:h>
        <text:p text:style-name="P5">1. Los españoles tienen el <text:span text:style-name="T1">derecho y el deber de defender a España</text:span>.</text:p>
        <text:p text:style-name="P5">2. La ley fijará las obligaciones militares de los españoles y regulará, con las debidas garantías, la objeción de conciencia, así como las demás causas de exención del servicio militar obligatorio, pudiendo imponer, en su caso, una prestación social sustitutoria.</text:p>
        <text:p text:style-name="P5">3. Podrá establecerse un servicio civil para el cumplimiento de fines de interés general.</text:p>
        <text:p text:style-name="P5">4. <text:span text:style-name="T1">Mediante ley</text:span> podrán regularse los deberes de los ciudadanos en los <text:span text:style-name="T7">casos de grave riesgo, catástrofe o calamidad pública</text:span>.</text:p>
      </text:section>
      <text:section text:style-name="Sect1" text:name="a31">
        <text:h text:style-name="P4" text:outline-level="5">Artículo 31</text:h>
        <text:p text:style-name="P5">1. <text:span text:style-name="T1">Todos contribuirán al sostenimiento de los gastos públicos</text:span> de acuerdo con su capacidad económica mediante un sistema tributario justo inspirado en los principios de igualdad y progresividad que, en ningún caso, tendrá alcance confiscatorio.</text:p>
        <text:p text:style-name="P5"><text:soft-page-break/>2. El gasto público realizará una asignación equitativa de los recursos públicos, y su programación y ejecución responderán a los criterios de eficiencia y economía.</text:p>
        <text:p text:style-name="P5">3. Sólo podrán establecerse prestaciones personales o patrimoniales de carácter público con arreglo a la ley.</text:p>
      </text:section>
      <text:section text:style-name="Sect1" text:name="a32">
        <text:h text:style-name="P4" text:outline-level="5">Artículo 32</text:h>
        <text:p text:style-name="P5">1. El hombre y la mujer tienen derecho a <text:span text:style-name="T1">contraer matrimonio con plena igualdad jurídica</text:span>.</text:p>
        <text:p text:style-name="P5">2. La ley regulará las formas de matrimonio, la edad y capacidad para contraerlo, los derechos y deberes de los cónyuges, las causas de separación y disolución y sus efectos.</text:p>
      </text:section>
      <text:section text:style-name="Sect1" text:name="a33">
        <text:h text:style-name="P4" text:outline-level="5">Artículo 33</text:h>
        <text:p text:style-name="P5">1. Se reconoce el <text:span text:style-name="T1">derecho a la propiedad privada y a la herencia</text:span>.</text:p>
        <text:p text:style-name="P5">2. La función social de estos derechos delimitará su contenido, de acuerdo con las leyes.</text:p>
        <text:p text:style-name="P5">3. <text:span text:style-name="T16">Nadie podrá ser privado de sus bienes y derechos sino por causa justificada de utilidad pública</text:span> o interés social, mediante la <text:span text:style-name="T21">correspondiente indemnizació</text:span>n y de conformidad con lo dispuesto por las leyes.</text:p>
      </text:section>
      <text:section text:style-name="Sect1" text:name="a34">
        <text:h text:style-name="P4" text:outline-level="5">Artículo 34</text:h>
        <text:p text:style-name="P5">1. Se reconoce el <text:span text:style-name="T1">derecho de fundación</text:span> para fines de interés general, con arreglo a la ley.</text:p>
        <text:p text:style-name="P5">2. Regirá también para las fundaciones lo dispuesto en los apartados 2 y 4 del artículo 22.</text:p>
      </text:section>
      <text:section text:style-name="Sect1" text:name="a35">
        <text:h text:style-name="P4" text:outline-level="5">Artículo 35</text:h>
        <text:p text:style-name="P5">1. Todos los españoles tienen el <text:span text:style-name="T1">deber de trabajar y el derecho al trabajo</text:span>, a la libre elección de profesión u oficio, a la promoción a través del trabajo y a una remuneración suficiente para satisfacer sus necesidades y <text:soft-page-break/>las de su familia, sin que en ningún caso pueda hacerse discriminación por razón de sexo.</text:p>
        <text:p text:style-name="P5">2. La ley regulará un estatuto de los trabajadores.</text:p>
      </text:section>
      <text:section text:style-name="Sect1" text:name="a36">
        <text:h text:style-name="P4" text:outline-level="5">Artículo 36</text:h>
        <text:p text:style-name="P5">La ley regulará las peculiaridades propias del régimen jurídico de los <text:span text:style-name="T1">Colegios Profesionales y el ejercicio de las profesiones tituladas</text:span>. La estructura interna y el funcionamiento de los Colegios deberán ser democráticos.</text:p>
      </text:section>
      <text:section text:style-name="Sect1" text:name="a37">
        <text:h text:style-name="P4" text:outline-level="5">Artículo 37</text:h>
        <text:p text:style-name="P5">1. La ley garantizará el <text:span text:style-name="T1">derecho a la negociación colectiva laboral</text:span> entre los representantes de los trabajadores y empresarios, así como la fuerza vinculante de los convenios.</text:p>
        <text:p text:style-name="P5">2. Se reconoce el <text:span text:style-name="T1">derecho de los trabajadores y empresarios a adoptar medidas de </text:span><text:span text:style-name="T2">conflicto colectivo</text:span>. La ley que regule el ejercicio de este derecho, sin perjuicio de las limitaciones que puedan establecer, incluirá las garantías precisas para asegurar el funcionamiento de los servicios esenciales de la comunidad.</text:p>
      </text:section>
      <text:section text:style-name="Sect1" text:name="a38">
        <text:h text:style-name="P4" text:outline-level="5">Artículo 38</text:h>
        <text:p text:style-name="P5">Se reconoce la <text:span text:style-name="T1">libertad de empresa</text:span> en el marco de la economía de mercado. Los poderes públicos garantizan y protegen su ejercicio y la defensa de la productividad, de acuerdo con las exigencias de la economía general y, en su caso, de la planificación.</text:p>
      </text:section>
      <text:p text:style-name="P5"/>
      <text:section text:style-name="Sect1" text:name="ctercero">
        <text:h text:style-name="P3" text:outline-level="4"><text:soft-page-break/>CAPÍTULO TERCERO</text:h>
        <text:h text:style-name="P3" text:outline-level="4">De los principios rectores de la política social y económica</text:h>
      </text:section>
      <text:section text:style-name="Sect1" text:name="a39">
        <text:h text:style-name="P4" text:outline-level="5">Artículo 39</text:h>
        <text:p text:style-name="P5">1. Los poderes públicos aseguran la protección social, económica y jurídica de la <text:span text:style-name="T7">familia</text:span>.</text:p>
        <text:p text:style-name="P5">2. Los poderes públicos aseguran, asimismo, la protección integral de los <text:span text:style-name="T7">hijos</text:span>, iguales éstos ante la ley con independencia de su filiación, y de las madres, cualquiera que sea su estado civil. La ley posibilitará la investigación de la paternidad.</text:p>
        <text:p text:style-name="P5">3. Los padres deben prestar asistencia de todo orden a los hijos habidos dentro o fuera del matrimonio, durante su minoría de edad y en los demás casos en que legalmente proceda.</text:p>
        <text:p text:style-name="P5">4. Los <text:span text:style-name="T1">niños gozarán de la protección prevista</text:span> en los acuerdos internacionales que velan por sus derechos.</text:p>
      </text:section>
      <text:section text:style-name="Sect1" text:name="a40">
        <text:h text:style-name="P4" text:outline-level="5">Artículo 40</text:h>
        <text:p text:style-name="P5">1. Los poderes públicos promoverán las condiciones favorables para el progreso social y económico y para una distribución de la renta regional y personal más equitativa, en el marco de una política de estabilidad económica. De manera especial realizarán una política orientada al pleno empleo.</text:p>
        <text:p text:style-name="P5">2. Asimismo, los poderes públicos fomentarán una política que garantice la formación y readaptación profesionales; velarán por la seguridad e higiene en el trabajo y garantizarán el descanso necesario, mediante la limitación de la jornada laboral, las vacaciones periódicas retribuidas y la promoción de centros adecuados.</text:p>
      </text:section>
      <text:section text:style-name="Sect1" text:name="a41">
        <text:h text:style-name="P4" text:outline-level="5"><text:soft-page-break/>Artículo 41</text:h>
        <text:p text:style-name="P5">Los poderes públicos mantendrán un régimen público de Seguridad Social para todos los ciudadanos, que garantice la asistencia y prestaciones sociales suficientes ante situaciones de necesidad, especialmente en caso de desempleo. La asistencia y prestaciones complementarias serán libres.</text:p>
      </text:section>
      <text:section text:style-name="Sect1" text:name="a42">
        <text:h text:style-name="P4" text:outline-level="5">Artículo 42</text:h>
        <text:p text:style-name="P5">El Estado velará especialmente por la salvaguardia de los derechos económicos y sociales de los trabajadores españoles en el extranjero y orientará su política hacia su retorno.</text:p>
      </text:section>
      <text:section text:style-name="Sect1" text:name="a43">
        <text:h text:style-name="P4" text:outline-level="5">Artículo 43</text:h>
        <text:p text:style-name="P5">1. Se reconoce el derecho a la protección de la salud.</text:p>
        <text:p text:style-name="P5">2. Compete a los poderes públicos organizar y tutelar la salud pública a través de medidas preventivas y de las prestaciones y servicios necesarios. La ley establecerá los derechos y deberes de todos al respecto.</text:p>
        <text:p text:style-name="P5">3. Los poderes públicos fomentarán la educación sanitaria, la educación física y el deporte. Asimismo facilitarán la adecuada utilización del ocio.</text:p>
      </text:section>
      <text:section text:style-name="Sect1" text:name="a44">
        <text:h text:style-name="P4" text:outline-level="5">Artículo 44</text:h>
        <text:p text:style-name="P5">1. Los poderes públicos promoverán y tutelarán el acceso a la cultura, a la que todos tienen derecho.</text:p>
        <text:p text:style-name="P5">2. Los poderes públicos promoverán la ciencia y la investigación científica y técnica en beneficio del interés general.</text:p>
      </text:section>
      <text:section text:style-name="Sect1" text:name="a45">
        <text:h text:style-name="P4" text:outline-level="5">Artículo 45</text:h>
        <text:p text:style-name="P5">1. Todos tienen el derecho a disfrutar de un medio ambiente adecuado para el desarrollo de la persona, así como el deber de conservarlo.</text:p>
        <text:p text:style-name="P5"><text:soft-page-break/>2. Los poderes públicos velarán por la utilización racional de todos los recursos naturales, con el fin de proteger y mejorar la calidad de la vida y defender y restaurar el medio ambiente, apoyándose en la indispensable solidaridad colectiva.</text:p>
        <text:p text:style-name="P5">3. Para quienes violen lo dispuesto en el apartado anterior, en los términos que la ley fije se establecerán sanciones penales o, en su caso, administrativas, así como la obligación de reparar el daño causado.</text:p>
      </text:section>
      <text:section text:style-name="Sect1" text:name="a46">
        <text:h text:style-name="P4" text:outline-level="5">Artículo 46</text:h>
        <text:p text:style-name="P5">Los poderes públicos garantizarán la conservación y promoverán el enriquecimiento del patrimonio histórico, cultural y artístico de los pueblos de España y de los bienes que lo integran, cualquiera que sea su régimen jurídico y su titularidad. La ley penal sancionará los atentados contra este patrimonio.</text:p>
      </text:section>
      <text:section text:style-name="Sect1" text:name="a47">
        <text:h text:style-name="P4" text:outline-level="5">Artículo 47</text:h>
        <text:p text:style-name="P5">Todos los españoles tienen derecho a disfrutar de una vivienda digna y adecuada. Los poderes públicos promoverán las condiciones necesarias y establecerán las normas pertinentes para hacer efectivo este derecho, regulando la utilización del suelo de acuerdo con el interés general para impedir la especulación. La comunidad participará en las plusvalías que genere la acción urbanística de los entes públicos.</text:p>
      </text:section>
      <text:section text:style-name="Sect1" text:name="a48">
        <text:h text:style-name="P4" text:outline-level="5">Artículo 48</text:h>
        <text:p text:style-name="P5">Los poderes públicos promoverán las condiciones para la participación libre y eficaz de la juventud en el desarrollo político, social, económico y cultural.</text:p>
      </text:section>
      <text:section text:style-name="Sect1" text:name="a49">
        <text:h text:style-name="P4" text:outline-level="5">Artículo 49</text:h>
        <text:p text:style-name="P5">Los poderes públicos realizarán una política de previsión, tratamiento, rehabilitación e integración de los disminuidos físicos, sensoriales y psíquicos a los que <text:soft-page-break/>prestarán la atención especializada que requieran y los ampararán especialmente para el disfrute de los derechos que este Título otorga a todos los ciudadanos.</text:p>
      </text:section>
      <text:section text:style-name="Sect1" text:name="a50">
        <text:h text:style-name="P4" text:outline-level="5">Artículo 50</text:h>
        <text:p text:style-name="P5">Los poderes públicos garantizarán, mediante pensiones adecuadas y periódicamente actualizadas, la suficiencia económica a los ciudadanos durante la tercera edad. Asimismo, y con independencia de las obligaciones familiares, promoverán su bienestar mediante un sistema de servicios sociales que atenderán sus problemas específicos de salud, vivienda, cultura y ocio.</text:p>
      </text:section>
      <text:section text:style-name="Sect1" text:name="a51">
        <text:h text:style-name="P4" text:outline-level="5">Artículo 51</text:h>
        <text:p text:style-name="P5">1. Los poderes públicos garantizarán la defensa de los consumidores y usuarios, protegiendo, mediante procedimientos eficaces, la seguridad, la salud y los legítimos intereses económicos de los mismos.</text:p>
        <text:p text:style-name="P5">2. Los poderes públicos promoverán la información y la educación de los consumidores y usuarios, fomentarán sus organizaciones y oirán a éstas en las cuestiones que puedan afectar a aquéllos, en los términos que la ley establezca.</text:p>
        <text:p text:style-name="P5">3. En el marco de lo dispuesto por los apartados anteriores, la ley regulará el comercio interior y el régimen de autorización de productos comerciales.</text:p>
      </text:section>
      <text:section text:style-name="Sect1" text:name="a52">
        <text:h text:style-name="P4" text:outline-level="5">Artículo 52</text:h>
        <text:p text:style-name="P5">La ley regulará las organizaciones profesionales que contribuyan a la defensa de los intereses económicos que les sean propios. Su estructura interna y funcionamiento deberán ser democráticos.</text:p>
      </text:section>
      <text:section text:style-name="Sect1" text:name="ccuarto">
        <text:h text:style-name="P3" text:outline-level="4">CAPÍTULO CUARTO</text:h>
        <text:h text:style-name="P3" text:outline-level="4">De las garantías de las libertades y derechos fundamentales</text:h>
      </text:section>
      <text:section text:style-name="Sect1" text:name="a53">
        <text:h text:style-name="P4" text:outline-level="5"><text:soft-page-break/>Artículo 53</text:h>
        <text:p text:style-name="P5">1. Los derechos y libertades reconocidos en el Capítulo segundo del presente Título vinculan a todos los poderes públicos. Sólo por ley, que en todo caso deberá respetar su contenido esencial, podrá regularse el ejercicio de tales derechos y libertades, que se tutelarán de acuerdo con lo previsto en el artículo 161, 1, a).</text:p>
        <text:p text:style-name="P5">2. Cualquier ciudadano podrá recabar la tutela de las libertades y derechos reconocidos en el <text:span text:style-name="T21">artículo 14</text:span> y la <text:span text:style-name="T16">Sección primera del Capítulo segundo</text:span> ante los Tribunales ordinarios por un procedimiento basado en los principios de <text:span text:style-name="T7">preferencia y sumariedad</text:span> y, en su caso, a través del <text:span text:style-name="T1">recurso de amparo ante el Tribunal Constitucional</text:span>. Este último recurso será aplicable a la <text:span text:style-name="T21">objeción de conciencia</text:span> reconocida en el artículo 30.</text:p>
        <text:p text:style-name="P5">3. El <text:span text:style-name="T7">reconocimiento, el respeto y la protección</text:span> de los principios reconocidos en el Capítulo tercero informarán la <text:span text:style-name="T21">legislación positiva, la práctica judicial y la actuación de los poderes públicos</text:span>. Sólo podrán ser alegados ante la Jurisdicción ordinaria de acuerdo con lo que dispongan las leyes que los desarrollen.</text:p>
      </text:section>
      <text:section text:style-name="Sect1" text:name="a54">
        <text:h text:style-name="P4" text:outline-level="5">Artículo 54</text:h>
        <text:p text:style-name="P5">Una ley orgánica regulará la institución del Defensor del Pueblo, como alto comisionado de las Cortes Generales, designado por éstas para la defensa de los derechos comprendidos en este Título, a cuyo efecto podrá supervisar la actividad de la Administración, dando cuenta a las Cortes Generales.</text:p>
      </text:section>
      <text:section text:style-name="Sect1" text:name="cquinto">
        <text:h text:style-name="P3" text:outline-level="4">CAPÍTULO QUINTO</text:h>
        <text:h text:style-name="P3" text:outline-level="4">De la suspensión de los derechos y libertades</text:h>
      </text:section>
      <text:section text:style-name="Sect1" text:name="a55">
        <text:h text:style-name="P4" text:outline-level="5">Artículo 55</text:h>
        <text:p text:style-name="P5">1. Los derechos reconocidos en los artículos 17, 18, apartados 2 y 3, artículos 19, 20, apartados 1, a) y d), y <text:soft-page-break/>5, artículos 21, 28, apartado 2, y artículo 37, apartado 2, podrán ser suspendidos cuando se acuerde la declaración del estado de excepción o de sitio en los términos previstos en la Constitución. Se exceptúa de lo establecido anteriormente el apartado 3 del artículo 17 para el supuesto de declaración de estado de excepción.</text:p>
        <text:p text:style-name="P5">2. Una ley orgánica podrá determinar la forma y los casos en los que, de forma individual y con la necesaria intervención judicial y el adecuado control parlamentario, los derechos reconocidos en los artículos 17, apartado 2, y 18, apartados 2 y 3, pueden ser suspendidos para personas determinadas, en relación con las investigaciones correspondientes a la actuación de bandas armadas o elementos terroristas.</text:p>
        <text:p text:style-name="P5">La utilización injustificada o abusiva de las facultades reconocidas en dicha ley orgánica producirá responsabilidad penal, como violación de los derechos y libertades reconocidos por las leyes.</text:p>
      </text:section>
      <text:p text:style-name="P10">III. PROCEDIMIENTO DE REFORMA</text:p>
      <text:p text:style-name="P12"/>
      <text:p text:style-name="P19">Regulado en el <text:span text:style-name="T16">título X</text:span> de la Constitución, <text:span text:style-name="T7">arts. 166 a 16</text:span><text:span text:style-name="T11">9</text:span>, puede resumirse del siguiente modo:</text:p>
      <text:p text:style-name="P19"/>
      <text:p text:style-name="P19">La iniciativa se realizará de conformidad con lo dispuesto en los puntos 1 y 2 del art. 87 de la CE (art. 166).</text:p>
      <text:p text:style-name="P16"><text:span text:style-name="T33">87.1</text:span><text:span text:style-name="T34"> La iniciativa legislativa corresponde al Gobierno, al Congreso y al Senado, de acuerdo con la </text:span><text:span text:style-name="T18">Constitución y los Reglamentos de las Cámaras</text:span><text:span text:style-name="T34">.</text:span></text:p>
      <text:p text:style-name="P16"/>
      <text:p text:style-name="P19"><text:span text:style-name="T7">87.2</text:span> Las Asambleas de las CC.AA podrán solicitar del Gobierno la adopción de un <text:span text:style-name="T7">proyecto de ley o remitir a la Mesa del Congreso una proposición de Ley</text:span>, delegando ante dicha Cámara un <text:span text:style-name="T15">máximo de tres miembros</text:span> de la Asamblea encargados de su defensa.</text:p>
      <text:p text:style-name="P19"/>
      <text:p text:style-name="P19">El <text:span text:style-name="T22">art. 167</text:span> CE regula el <text:span text:style-name="T1">procedimiento general</text:span>:</text:p>
      <text:p text:style-name="P19"/>
      <text:p text:style-name="P15"><text:span text:style-name="T34">1. Los proyectos de reforma constitucional deberán ser aprobados por </text:span><text:span text:style-name="T33">una mayoría de tres</text:span><text:span text:style-name="T7"> </text:span><text:span text:style-name="T33">quintos</text:span><text:span text:style-name="T34"> de cada una de las Cámaras. Si </text:span><text:span text:style-name="T19">no hubiera acuerdo</text:span><text:span text:style-name="T34"> entre ambas, se intentará obtenerlo mediante la </text:span><text:span text:style-name="T33">creación de una Comisión</text:span><text:span text:style-name="T34"> de </text:span><text:soft-page-break/><text:span text:style-name="T34">composición paritaria de Diputados y Senadores, que presentará un texto que será votado por el Congreso y el Senado.</text:span></text:p>
      <text:section text:style-name="Sect1" text:name="a167">
        <text:p text:style-name="P17">2. De <text:span text:style-name="T7">no lograrse</text:span> la aprobación mediante el procedimiento del apartado anterior, y siempre que el texto hubiere obtenido el voto favorable de la <text:span text:style-name="T16">mayoría absoluta del Senado</text:span>, el <text:span text:style-name="T1">Congreso, por mayoría de dos tercios</text:span>, podrá aprobar la reforma.</text:p>
        <text:p text:style-name="P15"><text:span text:style-name="T34">3. </text:span><text:span text:style-name="T33">Aprobada</text:span><text:span text:style-name="T34"> la reforma por las Cortes Generales, será </text:span><text:span text:style-name="T35">sometida a referéndum</text:span><text:span text:style-name="T34"> para su</text:span> <text:span text:style-name="T34">ratificación cuando así </text:span><text:span text:style-name="T33">lo soliciten</text:span><text:span text:style-name="T34">, dentro de los </text:span><text:span text:style-name="T20">quince días siguientes</text:span><text:span text:style-name="T34"> a su aprobación, una </text:span><text:span text:style-name="T36">décima parte</text:span><text:span text:style-name="T34"> de los miembros de </text:span><text:span text:style-name="T33">cualquiera de las Cámaras</text:span><text:span text:style-name="T34">.</text:span></text:p>
      </text:section>
      <text:p text:style-name="P19"><text:s/></text:p>
      <text:p text:style-name="P19">El <text:span text:style-name="T22">art. 168</text:span> CE regula el procedimiento <text:span text:style-name="T1">especial o agravado</text:span>:</text:p>
      <text:p text:style-name="P19"/>
      <text:p text:style-name="P18">1. Cuando se propusiere la <text:span text:style-name="T1">revisión total</text:span> de la Constitución o <text:span text:style-name="T16">una parcial que afecte al Título preliminar</text:span>, al <text:span text:style-name="T1">Capítulo segundo, Sección primera del Título I, o al Título II</text:span>, se procederá a la aprobación del principio por mayoría de dos <text:span text:style-name="T24">tercios de cada Cámara</text:span>, y a la <text:span text:style-name="T7">disolución inmediata</text:span> de las Cortes.</text:p>
      <text:p text:style-name="P18">2. Las <text:span text:style-name="T7">Cámaras elegidas deberán ratificar</text:span> la decisión y proceder al estudio del nuevo texto constitucional, que deberá ser <text:span text:style-name="T16">aprobado por mayoría de dos tercios</text:span> de ambas Cámaras.</text:p>
      <text:p text:style-name="P18">3. Aprobada la reforma por las Cortes Generales, será <text:span text:style-name="T1">sometida a referéndum</text:span> para su ratificación.</text:p>
      <text:p text:style-name="P20">Por último el <text:span text:style-name="T22">art. 169</text:span> establece los límites para la reforma constitucional:</text:p>
      <text:p text:style-name="P20">No podrá iniciarse la reforma constitucional en tiempo de <text:span text:style-name="T1">guerra</text:span> o de vigencia de alguno de los estados previstos en el <text:span text:style-name="T16">artículo 116</text:span>.</text:p>
      <text:p text:style-name="P11">IV. EL DEFENSOR DEL PUEBLO</text:p>
      <text:p text:style-name="P14"><text:span text:style-name="T26">Dentro del </text:span><text:span text:style-name="T23">Título I</text:span><text:span text:style-name="T26"> de la CE en el capítulo dedicado a las </text:span><text:span text:style-name="T12">garantías de </text:span><text:span text:style-name="T9">libertades y derechos fundamentales</text:span><text:span text:style-name="T13"> </text:span><text:span text:style-name="T26">se regula en el </text:span><text:span text:style-name="T25">art. 54</text:span><text:span text:style-name="T26"> la figura del Defensor del Pueblo.</text:span></text:p>
      <text:p text:style-name="P14">“Una <text:span text:style-name="T7">ley orgánica</text:span> regulará la institución del Defensor del Pueblo, como <text:span text:style-name="T27">alto comisionado</text:span> de las Cortes Generales, designado por éstas para la <text:span text:style-name="T7">defensa de</text:span> los derechos comprendidos en este Título, a cuyo efecto podrá <text:span text:style-name="T17">supervisar la actividad de la Administración</text:span>, dando <text:span text:style-name="T1">cuenta a</text:span> las Cortes Generales”.</text:p>
      <text:p text:style-name="P13">Esta LO es la<text:span text:style-name="T29"> </text:span><text:span text:style-name="T30">3/1981, de 6 de abril</text:span>, del Defensor del Pueblo que lo define de la siguiente manera:</text:p>
      <text:p text:style-name="P13"><text:soft-page-break/><text:span text:style-name="T31">Art. 1</text:span>: “El Defensor del Pueblo es el <text:span text:style-name="T7">alto comisionado</text:span> de las Cortes Generales designado por éstas para la defensa de los <text:span text:style-name="T7">derechos</text:span> comprendidos en el <text:span text:style-name="T7">Título I</text:span> de la Constitución.”</text:p>
      <text:p text:style-name="P13"><text:span text:style-name="T31">Art. 2</text:span>: “El Defensor del Pueblo será <text:span text:style-name="T7">elegido por</text:span> las Cortes Generales para un <text:span text:style-name="T7">periodo de</text:span> <text:span text:style-name="T1">cinco años</text:span>.</text:p>
      <text:p text:style-name="P13">Será designado quien obtuviese una votación favorable de las <text:span text:style-name="T1">tres quintas partes</text:span> de los miembros del Congreso y posteriormente, en un <text:span text:style-name="T16">plazo máximo de veinte días</text:span>, fuese <text:span text:style-name="T7">ratificado por esta misma mayoría</text:span> del <text:span text:style-name="T28">Senado</text:span>.</text:p>
      <text:p text:style-name="P13"><text:span text:style-name="T31">Art. 3</text:span>: <text:span text:style-name="T7">Podrá ser</text:span> elegido Defensor del Pueblo <text:span text:style-name="T21">cualquier español</text:span> <text:span text:style-name="T32">mayor de edad</text:span> que se encuentre en el <text:span text:style-name="T16">pleno disfrute</text:span> de sus derechos civiles y políticos.</text:p>
      <text:p text:style-name="P13"><text:span text:style-name="T31">Art. 4</text:span>: El Defensor del Pueblo tomará posesión de su cargo <text:span text:style-name="T7">ante las Mesas</text:span> de ambas Cámaras reunidas conjuntamente, <text:span text:style-name="T1">prestando juramento o promesa</text:span> de fiel desempeño de su función.</text:p>
      <text:p text:style-name="P13"><text:span text:style-name="T31">Art. 7.1</text:span>: La condición de Defensor del Pueblo es <text:span text:style-name="T1">incompatible</text:span> con todo <text:span text:style-name="T7">mandato representativo</text:span>; con todo cargo político o actividad de propaganda política; con la permanencia en el servicio activo de cualquier Administración pública; con la afiliación a un partido político o el desempeño de funciones directivas en un partido político o en un sindicato, asociación o fundación, y con el empleo al servicio de los mismos; con el ejercicio de las carreras judicial y fiscal, y con cualquier actividad profesional, liberal, mercantil o laboral.</text:p>
      <text:p text:style-name="P13"><text:span text:style-name="T31">Art. 8</text:span><text:span text:style-name="T29">: </text:span>El Defensor del Pueblo estará <text:span text:style-name="T1">auxiliado por un Adjunto Primero y un Adjunto Segundo</text:span>, en los que podrá delegar sus funciones y que le sustituirán por su orden, en el ejercicio de las mismas, en los supuestos de imposibilidad temporal y en los de cese.</text:p>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sine" svg:font-family="Cousin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9T14:00:37.673789059</meta:creation-date>
    <dc:date>2022-10-19T18:41:51.174617683</dc:date>
    <meta:editing-duration>PT1H51M32S</meta:editing-duration>
    <meta:editing-cycles>13</meta:editing-cycles>
    <meta:generator>LibreOffice/7.3.6.2$Linux_X86_64 LibreOffice_project/30$Build-2</meta:generator>
    <meta:document-statistic meta:table-count="0" meta:image-count="0" meta:object-count="0" meta:page-count="24" meta:paragraph-count="269" meta:word-count="5364" meta:character-count="33170" meta:non-whitespace-character-count="28098"/>
  </office:meta>
</office:document-meta>
</file>